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asGrotDisp-65Medium" svg:font-family="HaasGrotDisp-65Medium, helvetica, arial, sans-serif"/>
    <style:font-face style:name="Inter" svg:font-family="Inter, 'Noto Sans JP',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neue-haas-grotesk-display" svg:font-family="neue-haas-grotesk-display, sans-serif"/>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4.5486in" style:rel-column-width="44537*"/>
    </style:style>
    <style:style style:name="Table1.C" style:family="table-column">
      <style:table-column-properties style:column-width="0.4715in" style:rel-column-width="461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168011" officeooo:paragraph-rsid="00168011"/>
    </style:style>
    <style:style style:name="P2" style:family="paragraph" style:parent-style-name="Text_20_body">
      <style:text-properties officeooo:rsid="00168011" officeooo:paragraph-rsid="00168011"/>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Heading_20_1">
      <style:paragraph-properties fo:break-before="page"/>
      <style:text-properties officeooo:rsid="0027f1f8" officeooo:paragraph-rsid="0027f1f8"/>
    </style:style>
    <style:style style:name="P7" style:family="paragraph" style:parent-style-name="Table_20_Contents">
      <style:text-properties officeooo:rsid="0027f1f8" officeooo:paragraph-rsid="0027f1f8"/>
    </style:style>
    <style:style style:name="P8" style:family="paragraph" style:parent-style-name="Table_20_Contents">
      <style:text-properties officeooo:rsid="00285504" officeooo:paragraph-rsid="00285504"/>
    </style:style>
    <style:style style:name="P9" style:family="paragraph" style:parent-style-name="Text_20_body">
      <style:text-properties officeooo:paragraph-rsid="0027f1f8"/>
    </style:style>
    <style:style style:name="P10" style:family="paragraph" style:parent-style-name="Text_20_body">
      <style:paragraph-properties fo:break-before="page"/>
      <style:text-properties officeooo:paragraph-rsid="0027f1f8"/>
    </style:style>
    <style:style style:name="P11" style:family="paragraph" style:parent-style-name="Heading_20_1">
      <style:text-properties officeooo:rsid="00168011" officeooo:paragraph-rsid="00168011"/>
    </style:style>
    <style:style style:name="P12" style:family="paragraph" style:parent-style-name="Heading_20_1">
      <style:paragraph-properties fo:break-before="page"/>
    </style:style>
    <style:style style:name="P13" style:family="paragraph" style:parent-style-name="Standard">
      <style:text-properties officeooo:paragraph-rsid="0027f1f8"/>
    </style:style>
    <style:style style:name="P14" style:family="paragraph" style:parent-style-name="Preformatted_20_Text">
      <style:text-properties officeooo:paragraph-rsid="0027f1f8"/>
    </style:style>
    <style:style style:name="P15" style:family="paragraph" style:parent-style-name="Text_20_body">
      <style:paragraph-properties fo:margin-left="0in" fo:margin-right="0in" fo:margin-top="0in" fo:margin-bottom="0.2602in" style:contextual-spacing="false" fo:line-height="110%" fo:orphans="2" fo:widows="2" fo:text-indent="0in" style:auto-text-indent="false"/>
      <style:text-properties officeooo:paragraph-rsid="0027f1f8"/>
    </style:style>
    <style:style style:name="P16" style:family="paragraph" style:parent-style-name="Text_20_body" style:list-style-name="L1">
      <style:paragraph-properties fo:margin-left="0in" fo:margin-right="0in" fo:margin-top="0.2602in" fo:margin-bottom="0in" style:contextual-spacing="false" fo:orphans="2" fo:widows="2" fo:text-indent="0in" style:auto-text-indent="false"/>
      <style:text-properties fo:font-variant="normal" fo:text-transform="none" fo:color="#000000" loext:opacity="100%" style:font-name="Inter" fo:font-size="11.25pt" fo:letter-spacing="normal" fo:font-style="normal" fo:font-weight="normal" officeooo:paragraph-rsid="0027f1f8"/>
    </style:style>
    <style:style style:name="P17" style:family="paragraph" style:parent-style-name="Text_20_body" style:list-style-name="L1">
      <style:paragraph-properties fo:margin-left="0in" fo:margin-right="0in" fo:margin-top="0.2602in" fo:margin-bottom="0in" style:contextual-spacing="false" fo:line-height="110%" fo:orphans="2" fo:widows="2" fo:text-indent="0in" style:auto-text-indent="false"/>
      <style:text-properties officeooo:paragraph-rsid="0027f1f8"/>
    </style:style>
    <style:style style:name="P18" style:family="paragraph" style:parent-style-name="Text_20_body">
      <style:paragraph-properties fo:margin-left="0in" fo:margin-right="0in" fo:margin-top="0in" fo:margin-bottom="0.2602in" style:contextual-spacing="false" fo:orphans="2" fo:widows="2" fo:text-indent="0in" style:auto-text-indent="false"/>
      <style:text-properties fo:font-variant="normal" fo:text-transform="none" fo:color="#000000" loext:opacity="100%" style:font-name="Inter" fo:font-size="11.25pt" fo:letter-spacing="normal" fo:font-style="normal" fo:font-weight="normal" officeooo:paragraph-rsid="0027f1f8"/>
    </style:style>
    <style:style style:name="P19" style:family="paragraph" style:parent-style-name="Text_20_body" style:list-style-name="L2">
      <style:paragraph-properties fo:margin-left="0in" fo:margin-right="0in" fo:margin-top="0.2602in" fo:margin-bottom="0in" style:contextual-spacing="false" fo:orphans="2" fo:widows="2" fo:text-indent="0in" style:auto-text-indent="false"/>
      <style:text-properties fo:font-variant="normal" fo:text-transform="none" fo:color="#000000" loext:opacity="100%" style:font-name="Inter" fo:font-size="11.25pt" fo:letter-spacing="normal" fo:font-style="normal" fo:font-weight="normal" officeooo:paragraph-rsid="0027f1f8"/>
    </style:style>
    <style:style style:name="P20" style:family="paragraph" style:parent-style-name="Text_20_body" style:list-style-name="L2">
      <style:paragraph-properties fo:margin-left="0in" fo:margin-right="0in" fo:margin-top="0.2602in" fo:margin-bottom="0in" style:contextual-spacing="false" fo:line-height="110%" fo:orphans="2" fo:widows="2" fo:text-indent="0in" style:auto-text-indent="false"/>
      <style:text-properties officeooo:paragraph-rsid="0027f1f8"/>
    </style:style>
    <style:style style:name="P21" style:family="paragraph" style:parent-style-name="Preformatted_20_Text">
      <style:text-properties officeooo:rsid="00168011" officeooo:paragraph-rsid="0027f1f8"/>
    </style:style>
    <style:style style:name="P22" style:family="paragraph" style:parent-style-name="Heading_20_2">
      <style:text-properties fo:color="#323e48" loext:opacity="100%" fo:font-weight="bold" officeooo:paragraph-rsid="00168011" loext:padding="0in" loext:border="none"/>
    </style:style>
    <style:style style:name="P23" style:family="paragraph" style:parent-style-name="Text_20_body">
      <style:text-properties officeooo:paragraph-rsid="00168011"/>
    </style:style>
    <style:style style:name="P24" style:family="paragraph" style:parent-style-name="Text_20_body">
      <style:paragraph-properties fo:margin-left="0in" fo:margin-right="0in" fo:margin-top="0in" fo:margin-bottom="0.2602in" style:contextual-spacing="false" fo:text-indent="0in" style:auto-text-indent="false"/>
      <style:text-properties officeooo:paragraph-rsid="00168011" loext:padding="0in" loext:border="none"/>
    </style:style>
    <style:style style:name="P25" style:family="paragraph" style:parent-style-name="Preformatted_20_Text" style:list-style-name="L3"/>
    <style:style style:name="P26" style:family="paragraph" style:parent-style-name="Heading_20_1">
      <style:text-properties officeooo:rsid="00176616" officeooo:paragraph-rsid="00176616"/>
    </style:style>
    <style:style style:name="P27" style:family="paragraph" style:parent-style-name="Text_20_body">
      <style:text-properties officeooo:paragraph-rsid="00176616"/>
    </style:style>
    <style:style style:name="P28" style:family="paragraph" style:parent-style-name="Preformatted_20_Text">
      <style:text-properties style:font-name="Liberation Serif" fo:font-size="12pt" style:font-size-asian="12pt" style:font-size-complex="12pt"/>
    </style:style>
    <style:style style:name="P29" style:family="paragraph" style:parent-style-name="Preformatted_20_Text">
      <style:text-properties officeooo:paragraph-rsid="001c9185"/>
    </style:style>
    <style:style style:name="P30"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style:style>
    <style:style style:name="P31"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officeooo:rsid="001c9185" officeooo:paragraph-rsid="001c9185"/>
    </style:style>
    <style:style style:name="P32" style:family="paragraph" style:parent-style-name="Text_20_body" style:list-style-name="L5">
      <style:paragraph-properties fo:margin-left="0in" fo:margin-right="0in" fo:margin-top="0in" fo:margin-bottom="0in" style:contextual-spacing="false" fo:line-height="171%" fo:text-align="start" style:justify-single-word="false" fo:orphans="2" fo:widows="2" fo:text-indent="0in" style:auto-text-indent="false" fo:padding="0in" fo:border="none"/>
    </style:style>
    <style:style style:name="P33" style:family="paragraph" style:parent-style-name="Text_20_body" style:list-style-name="L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style:style>
    <style:style style:name="P34" style:family="paragraph" style:parent-style-name="Text_20_body">
      <style:paragraph-properties fo:margin-left="0in" fo:margin-right="0in" fo:margin-top="0in" fo:margin-bottom="0in" style:contextual-spacing="false" fo:line-height="290%" fo:text-align="start" style:justify-single-word="false" fo:orphans="2" fo:widows="2" fo:text-indent="0in" style:auto-text-indent="false"/>
      <style:text-properties fo:font-variant="normal" fo:text-transform="none" fo:color="#000000" loext:opacity="100%" fo:letter-spacing="normal"/>
    </style:style>
    <style:style style:name="P35" style:family="paragraph" style:parent-style-name="Heading_20_3">
      <style:paragraph-properties fo:margin-left="0in" fo:margin-right="0in" fo:margin-top="0in" fo:margin-bottom="0in" style:contextual-spacing="false" fo:line-height="260%" fo:text-align="start" style:justify-single-word="false" fo:orphans="2" fo:widows="2" fo:text-indent="0in" style:auto-text-indent="false"/>
      <style:text-properties fo:font-variant="normal" fo:text-transform="none" fo:color="#292929" loext:opacity="100%" style:font-name="neue-haas-grotesk-display" fo:letter-spacing="normal" fo:font-style="normal" fo:font-weight="normal"/>
    </style:style>
    <style:style style:name="P36" style:family="paragraph" style:parent-style-name="Heading_20_1">
      <style:paragraph-properties fo:break-before="page"/>
      <style:text-properties officeooo:rsid="001e623e" officeooo:paragraph-rsid="001e623e"/>
    </style:style>
    <style:style style:name="P37" style:family="paragraph" style:parent-style-name="Text_20_body">
      <style:text-properties officeooo:paragraph-rsid="001e623e"/>
    </style:style>
    <style:style style:name="P38" style:family="paragraph" style:parent-style-name="Text_20_body" style:list-style-name="L6">
      <style:text-properties fo:font-variant="normal" fo:text-transform="none" fo:color="#000000" loext:opacity="100%" style:font-name="HaasGrotDisp-65Medium" fo:font-size="15pt" fo:letter-spacing="normal" fo:font-style="normal" fo:font-weight="normal" officeooo:paragraph-rsid="001e623e"/>
    </style:style>
    <style:style style:name="P39" style:family="paragraph" style:parent-style-name="Text_20_body">
      <style:text-properties fo:font-variant="normal" fo:text-transform="none" fo:color="#000000" loext:opacity="100%" style:font-name="HaasGrotDisp-65Medium" fo:font-size="15pt" fo:letter-spacing="normal" fo:font-style="normal" fo:font-weight="normal" officeooo:paragraph-rsid="001e623e"/>
    </style:style>
    <style:style style:name="T1" style:family="text">
      <style:text-properties officeooo:rsid="0027f1f8"/>
    </style:style>
    <style:style style:name="T2" style:family="text">
      <style:text-properties fo:font-variant="normal" fo:text-transform="none" fo:color="#000000" loext:opacity="100%" style:font-name="Inter" fo:font-size="11.25pt" fo:letter-spacing="normal" fo:font-style="normal" fo:font-weight="normal"/>
    </style:style>
    <style:style style:name="T3" style:family="text">
      <style:text-properties fo:font-variant="normal" fo:text-transform="none" fo:color="#333333" loext:opacity="100%" style:text-line-through-style="none" style:text-line-through-type="none" style:font-name="Inter" fo:font-size="11.25pt" fo:letter-spacing="normal" fo:font-style="normal" style:text-underline-style="none" fo:font-weight="bold" style:text-blinking="false" fo:background-color="transparent" loext:char-shading-value="0" loext:padding="0in" loext:border="none"/>
    </style:style>
    <style:style style:name="T4" style:family="text">
      <style:text-properties fo:font-weight="bold"/>
    </style:style>
    <style:style style:name="T5" style:family="text">
      <style:text-properties fo:font-variant="normal" fo:text-transform="none" fo:color="#000000" loext:opacity="100%" style:font-name="Inter" fo:font-size="11.25pt" fo:letter-spacing="normal" fo:font-style="normal" fo:font-weight="bold"/>
    </style:style>
    <style:style style:name="T6" style:family="text">
      <style:text-properties fo:font-weight="bold" loext:padding="0in" loext:border="none"/>
    </style:style>
    <style:style style:name="T7" style:family="text">
      <style:text-properties loext:padding="0in" loext:border="none"/>
    </style:style>
    <style:style style:name="T8" style:family="text">
      <style:text-properties fo:color="#333333" loext:opacity="100%" style:text-line-through-style="none" style:text-line-through-type="none" style:text-underline-style="none" fo:font-weight="bold" style:text-blinking="false" fo:background-color="transparent" loext:char-shading-value="0" loext:padding="0in" loext:border="none"/>
    </style:style>
    <style:style style:name="T9" style:family="text">
      <style:text-properties style:font-name="Liberation Serif" fo:font-size="12pt" style:font-size-asian="12pt" style:font-size-complex="12pt"/>
    </style:style>
    <style:style style:name="T10" style:family="text">
      <style:text-properties fo:font-variant="normal" fo:text-transform="none" fo:color="#000000" loext:opacity="100%" style:font-name="neue-haas-grotesk-display" fo:font-size="15pt" fo:letter-spacing="normal" fo:font-style="normal" fo:font-weight="normal"/>
    </style:style>
    <style:style style:name="T11" style:family="text">
      <style:text-properties fo:font-variant="normal" fo:text-transform="none" fo:color="#fc0000" loext:opacity="100%" style:text-line-through-style="none" style:text-line-through-type="none" style:font-name="neue-haas-grotesk-display" fo:font-size="1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font-name="neue-haas-grotesk-display" fo:letter-spacing="normal" fo:font-style="normal" fo:font-weight="normal"/>
    </style:style>
    <style:style style:name="T13" style:family="text">
      <style:text-properties fo:font-variant="normal" fo:text-transform="none" fo:color="#fc0000" loext:opacity="100%" style:text-line-through-style="none" style:text-line-through-type="none" style:font-name="neue-haas-grotesk-display" fo:letter-spacing="normal" fo:font-style="normal" style:text-underline-style="none" fo:font-weight="normal" style:text-blinking="false" fo:background-color="transparent"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teral Movement: IDS, IP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64_3553728225" text:style-name="Index_20_Link" text:visited-style-name="Index_20_Link">Document Changes<text:tab/>2</text:a></text:p>
          <text:p text:style-name="P3"><text:a xlink:type="simple" xlink:href="#__RefHeading___Toc3382_3455284213" text:style-name="Index_20_Link" text:visited-style-name="Index_20_Link">Executive Summary<text:tab/>3</text:a></text:p>
          <text:p text:style-name="P3"><text:a xlink:type="simple" xlink:href="#__RefHeading___Toc766_3553728225" text:style-name="Index_20_Link" text:visited-style-name="Index_20_Link">Detect And Prevent Lateral Movement: Top 7 Strategies<text:tab/>4</text:a></text:p>
          <text:p text:style-name="P4"><text:a xlink:type="simple" xlink:href="#__RefHeading___Toc484_2957744199%20Copy%201" text:style-name="Index_20_Link" text:visited-style-name="Index_20_Link">Detecting lateral movement<text:tab/>4</text:a></text:p>
          <text:p text:style-name="P4"><text:a xlink:type="simple" xlink:href="#__RefHeading___Toc486_2957744199%20Copy%201" text:style-name="Index_20_Link" text:visited-style-name="Index_20_Link">Preventing lateral movement<text:tab/>5</text:a></text:p>
          <text:p text:style-name="P3"><text:a xlink:type="simple" xlink:href="#__RefHeading___Toc3384_3455284213" text:style-name="Index_20_Link" text:visited-style-name="Index_20_Link">Streaming links and notes<text:tab/>6</text:a></text:p>
          <text:p text:style-name="P4"><text:a xlink:type="simple" xlink:href="#__RefHeading___Toc3386_3455284213" text:style-name="Index_20_Link" text:visited-style-name="Index_20_Link">Lateral Movement Techniques<text:tab/>6</text:a></text:p>
          <text:p text:style-name="P4"><text:a xlink:type="simple" xlink:href="#__RefHeading___Toc3388_3455284213" text:style-name="Index_20_Link" text:visited-style-name="Index_20_Link">Lateral movement guide: Remote code execution in Windows<text:tab/>6</text:a></text:p>
          <text:p text:style-name="P3"><text:a xlink:type="simple" xlink:href="#__RefHeading___Toc3390_3455284213" text:style-name="Index_20_Link" text:visited-style-name="Index_20_Link">windows link list<text:tab/>6</text:a></text:p>
          <text:p text:style-name="P3"><text:a xlink:type="simple" xlink:href="#__RefHeading___Toc472_2957744199" text:style-name="Index_20_Link" text:visited-style-name="Index_20_Link">Breakout Time<text:tab/>7</text:a></text:p>
          <text:p text:style-name="P5"><text:a xlink:type="simple" xlink:href="#__RefHeading___Toc476_2957744199" text:style-name="Index_20_Link" text:visited-style-name="Index_20_Link">Gaining Access<text:tab/>8</text:a></text:p>
          <text:p text:style-name="P3"><text:a xlink:type="simple" xlink:href="#__RefHeading___Toc478_2957744199" text:style-name="Index_20_Link" text:visited-style-name="Index_20_Link">Preventing Lateral Movement<text:tab/>10</text:a></text:p>
          <text:p text:style-name="P3"><text:a xlink:type="simple" xlink:href="#__RefHeading___Toc480_2957744199" text:style-name="Index_20_Link" text:visited-style-name="Index_20_Link">How to Detect and Analyze Lateral Movement Using Windows Event Logs<text:tab/>10</text:a></text:p>
          <text:p text:style-name="P3"><text:a xlink:type="simple" xlink:href="#__RefHeading___Toc482_2957744199" text:style-name="Index_20_Link" text:visited-style-name="Index_20_Link">How To Detect And Prevent Lateral Movement: Top 7 Strategies<text:tab/>10</text:a></text:p>
          <text:p text:style-name="P5"><text:a xlink:type="simple" xlink:href="#__RefHeading___Toc484_2957744199" text:style-name="Index_20_Link" text:visited-style-name="Index_20_Link">Detecting lateral movement<text:tab/>10</text:a></text:p>
          <text:p text:style-name="P5"><text:a xlink:type="simple" xlink:href="#__RefHeading___Toc486_2957744199" text:style-name="Index_20_Link" text:visited-style-name="Index_20_Link">Preventing lateral movement<text:tab/>11</text:a></text:p>
        </text:index-body>
      </text:table-of-content>
      <text:p text:style-name="P2"/>
      <text:h text:style-name="P6" text:outline-level="1"><text:bookmark-start text:name="__RefHeading___Toc764_3553728225"/>Document Changes<text:bookmark-end text:name="__RefHeading___Toc764_3553728225"/></text:h>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Change Notes</text:p>
          </table:table-cell>
          <table:table-cell table:style-name="Table1.C1" office:value-type="string">
            <text:p text:style-name="P7">Who</text:p>
          </table:table-cell>
        </table:table-row>
        <table:table-row>
          <table:table-cell table:style-name="Table1.A2" office:value-type="string">
            <text:p text:style-name="P7">May 9, 25</text:p>
          </table:table-cell>
          <table:table-cell table:style-name="Table1.A2" office:value-type="string">
            <text:p text:style-name="P8">Changed first chapter to this:,<text:span text:style-name="T1">D</text:span>etect And Prevent Lateral Movement: Top 7 Strategies</text:p>
          </table:table-cell>
          <table:table-cell table:style-name="Table1.C2" office:value-type="string">
            <text:p text:style-name="P8">hj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9"/>
      <text:p text:style-name="P10"/>
      <text:h text:style-name="P11" text:outline-level="1"><text:bookmark-start text:name="__RefHeading___Toc3382_3455284213"/>Executive Summary<text:bookmark-end text:name="__RefHeading___Toc3382_3455284213"/></text:h>
      <text:p text:style-name="P2"><text:span text:style-name="T1">D</text:span>etecting and preventing a hacker’s lateral movement.</text:p>
      <text:p text:style-name="P2"/>
      <text:h text:style-name="P12" text:outline-level="1"><text:bookmark-start text:name="__RefHeading___Toc766_3553728225"/><text:span text:style-name="T1">D</text:span>etect And Prevent Lateral Movement: Top 7 Strategies<text:bookmark-end text:name="__RefHeading___Toc766_3553728225"/></text:h>
      <text:p text:style-name="P13"/>
      <text:p text:style-name="P14"><text:a xlink:type="simple" xlink:href="https://www.fortinet.com/resources/cyberglossary/lateral-movement" text:style-name="Internet_20_link" text:visited-style-name="Visited_20_Internet_20_Link">https://www.fortinet.com/resources/cyberglossary/lateral-movement</text:a></text:p>
      <text:p text:style-name="P14"/>
      <text:h text:style-name="Heading_20_2" text:outline-level="2"><text:bookmark-start text:name="__RefHeading___Toc484_2957744199 Copy 1"/>Detecting lateral movement<text:bookmark-end text:name="__RefHeading___Toc484_2957744199 Copy 1"/></text:h>
      <text:p text:style-name="P15"><text:span text:style-name="T2">The time it takes for an attacker to move laterally after gaining access now averages </text:span><text:a xlink:type="simple" xlink:href="https://www.infosecurity-magazine.com/news/attacker-breakout-time-now-less/" office:target-frame-name="_blank" xlink:show="new" text:style-name="Internet_20_link" text:visited-style-name="Visited_20_Internet_20_Link"><text:span text:style-name="T3">less than half an hour</text:span></text:a><text:span text:style-name="T2">, so security teams should ramp up their detection and response strategies. Here are some ideas:</text:span></text:p>
      <text:list text:style-name="L1">
        <text:list-item>
          <text:p text:style-name="P16"><text:span text:style-name="T4">Map lateral movement paths (LMPs)</text:span>: Begin by identifying possible LMPs in your organization’s network. Review the infrastructure and hierarchy to spot vulnerable connections between devices, data, and systems. Removing them may not be possible, but you can monitor and secure them.</text:p>
        </text:list-item>
        <text:list-item>
          <text:p text:style-name="P16"><text:span text:style-name="T4">Leverage reporting tools</text:span>: Tools for monitoring and reporting are essential for recognizing suspicious activity. However, beware of alert fatigue, and aggregate alerts for prioritization.</text:p>
        </text:list-item>
        <text:list-item>
          <text:p text:style-name="P16"><text:span text:style-name="T4">Investigate and analyze user behavior</text:span>: Analyzing behavioral patterns through machine learning can help isolate and investigate anomalies. While some abnormal behavior is no cause for concern, analysis and investigation may uncover unauthorized activity.</text:p>
        </text:list-item>
        <text:list-item>
          <text:p text:style-name="P17"><text:span text:style-name="T5">Monitor unknown devices</text:span><text:span text:style-name="T2">: In this day and age of “</text:span><text:a xlink:type="simple" xlink:href="https://www.fortinet.com/resources/cyberglossary/byod" text:style-name="Internet_20_link" text:visited-style-name="Visited_20_Internet_20_Link"><text:span text:style-name="T3">bring your own device” (BYOD)</text:span></text:a><text:span text:style-name="T2"> to work, it is normal that unknown devices may register on the network, but do not be quick to conclude it is an employee. Monitor such devices for suspicious activity. </text:span></text:p>
        </text:list-item>
        <text:list-item>
          <text:p text:style-name="P16"><text:span text:style-name="T4">Investigate abnormal administrative tasks and file sharing</text:span>.  Attackers will try to avoid detection by using native tools, but this produces anomalies that can be detected. Additionally, hackers doing reconnaissance will test access to servers containing confidential data, so discrepancies in file-sharing access can be an indicator of lateral movement.</text:p>
        </text:list-item>
        <text:list-item>
          <text:p text:style-name="P16"><text:span text:style-name="T4">Monitor logins, especially on devices using multiple credentials</text:span>. Principally, users logging in at strange times or after hours, or multiple logins on a single device may be indicators of lateral movement.</text:p>
        </text:list-item>
        <text:list-item>
          <text:p text:style-name="P16"><text:span text:style-name="T4">Identify port scans and abnormal network protocols</text:span>. Hackers perform port scans as part of their reconnaissance, but these scans can be detected by intrusion detection systems. Additionally, there may be abnormalities between a protocol used for a <text:soft-page-break/>connection and the data that was transmitted or received, indicating encryption was not used.</text:p>
        </text:list-item>
      </text:list>
      <text:h text:style-name="Heading_20_2" text:outline-level="2"><text:bookmark-start text:name="__RefHeading___Toc486_2957744199 Copy 1"/>Preventing lateral movement<text:bookmark-end text:name="__RefHeading___Toc486_2957744199 Copy 1"/></text:h>
      <text:p text:style-name="P18">A security posture that prevents intrusion is preferable to one that merely provides detection and response. So while it may not always be possible to prevent an attack and subsequent lateral movement, there are things your security team can do to prevent it as much as possible.</text:p>
      <text:list text:style-name="L2">
        <text:list-item>
          <text:p text:style-name="P19"><text:span text:style-name="T4">Install software updates and system patches regularly</text:span>. All operating systems, software, services, endpoints, and systems should be kept up-to-date and patches should be applied regularly. </text:p>
        </text:list-item>
        <text:list-item>
          <text:p text:style-name="P19"><text:span text:style-name="T4">Update endpoint security solutions</text:span>. Endpoints are most vulnerable to unauthorized access, so tools to monitor and secure them are important. Cybercriminals often do not care which device gets them in, as long as they can move laterally after gaining access, so no endpoint should be left vulnerable.</text:p>
        </text:list-item>
        <text:list-item>
          <text:p text:style-name="P19"><text:span text:style-name="T4">Enforce the principle of least privilege (PoLP)</text:span>.  Ensure that users only have access to what they need to perform their assigned tasks. </text:p>
        </text:list-item>
        <text:list-item>
          <text:p text:style-name="P19"><text:span text:style-name="T4">Use multi-factor authentication (MFA)</text:span>. MFA adds layers of security to user logins, so that even if a user's credentials are compromised, access is not granted if each layer of security is not satisfied with the identity of the person requesting access.</text:p>
        </text:list-item>
        <text:list-item>
          <text:p text:style-name="P20"><text:span text:style-name="T5">Implement </text:span><text:a xlink:type="simple" xlink:href="https://www.fortinet.com/resources/cyberglossary/network-segmentation" text:style-name="Internet_20_link" text:visited-style-name="Visited_20_Internet_20_Link"><text:span text:style-name="T3">network segmentation</text:span></text:a><text:span text:style-name="T2">. Segmentation or micro-segmentation ensures that sensitive parts of the network are isolated, without pathways for lateral movement, strategically positioned in relation to the rest of the system for secure, privileged access.</text:span></text:p>
        </text:list-item>
        <text:list-item>
          <text:p text:style-name="P19"><text:span text:style-name="T4">Backup critical data</text:span>. Having data backups reduces the threat of ransomware, and it means that even in the event of a system compromise, data can be fully restored.</text:p>
        </text:list-item>
        <text:list-item>
          <text:p text:style-name="P19"><text:span text:style-name="T4">Implement zero-trust security</text:span>. Because a zero-trust solution assumes every user is a threat until proven otherwise, it makes lateral movement very difficult.</text:p>
        </text:list-item>
      </text:list>
      <text:p text:style-name="P21"/>
      <text:p text:style-name="P2"/>
      <text:p text:style-name="P2"/>
      <text:h text:style-name="P11" text:outline-level="1"><text:bookmark-start text:name="__RefHeading___Toc3384_3455284213"/><text:soft-page-break/>Streaming links and notes<text:bookmark-end text:name="__RefHeading___Toc3384_3455284213"/></text:h>
      <text:h text:style-name="P22" text:outline-level="2"><text:bookmark-start text:name="__RefHeading___Toc3386_3455284213"/>Lateral Movement Techniques<text:bookmark-end text:name="__RefHeading___Toc3386_3455284213"/></text:h>
      <text:p text:style-name="P23"><text:a xlink:type="simple" xlink:href="https://www.fortinet.com/resources/cyberglossary/lateral-movement" text:style-name="Internet_20_link" text:visited-style-name="Visited_20_Internet_20_Link">https://www.fortinet.com/resources/cyberglossary/lateral-movement</text:a></text:p>
      <text:p text:style-name="P24">Some examples of lateral movement paths (LMPs) that criminals would pursue in an infected system are: </text:p>
      <text:list text:style-name="L3">
        <text:list-item>
          <text:p text:style-name="P25"><text:span text:style-name="T4">Internal spear phishing</text:span>, which is when someone gains access to a company's email network by hacking a user's account and then targeting specific people or groups within the organization</text:p>
        </text:list-item>
        <text:list-item>
          <text:p text:style-name="P25"><text:span text:style-name="T4">Pass the hash (PtH) attacks</text:span>. PtH attacks are when a hacker gets the hash of a password, which is created by an encryption system, and passes that through the authentication system to gain access.</text:p>
        </text:list-item>
        <text:list-item>
          <text:p text:style-name="P25"><text:span text:style-name="T6">Pass the ticket (PtT) attacks</text:span><text:span text:style-name="T7">, which happen when an attacker gains inside access and steals </text:span><text:a xlink:type="simple" xlink:href="https://www.fortinet.com/resources/cyberglossary/kerberos-authentication" text:style-name="Internet_20_link" text:visited-style-name="Visited_20_Internet_20_Link"><text:span text:style-name="T8">Kerberos</text:span></text:a><text:span text:style-name="T7"> tickets to gain access to other computers or files</text:span></text:p>
        </text:list-item>
        <text:list-item>
          <text:p text:style-name="P25"><text:span text:style-name="T4">Remote services exploitation</text:span>. This is when an attacker uses someone's access to remote services, such as Zoom video conferences, to gain access to sensitive resources within a company.</text:p>
        </text:list-item>
        <text:list-item>
          <text:p text:style-name="P25"><text:span text:style-name="T4">Secure Shell (SSH) hijacking</text:span>, SSH enables users to access macOS and Linux systems, and SSH hijacking is when a hacker deploys a legitimate user's SSH session to move laterally to infect other users or systems.</text:p>
        </text:list-item>
        <text:list-item>
          <text:p text:style-name="P25"><text:span text:style-name="T4">Windows admin shares</text:span>. Windows admin shares enable someone to access user computers that are connected to a network, so hackers steal them to spread infections to other computers.</text:p>
        </text:list-item>
      </text:list>
      <text:p text:style-name="Preformatted_20_Text">These lateral movement examples demonstrate that attackers leverage systematic vulnerability exploitation to exfiltrate data and/or steal credentials to gain network access.</text:p>
      <text:p text:style-name="Preformatted_20_Text"/>
      <text:p text:style-name="Preformatted_20_Text"/>
      <text:p text:style-name="P23"/>
      <text:h text:style-name="Heading_20_2" text:outline-level="2"><text:bookmark-start text:name="__RefHeading___Toc3388_3455284213"/>Lateral movement guide: Remote code execution in Windows<text:bookmark-end text:name="__RefHeading___Toc3388_3455284213"/></text:h>
      <text:p text:style-name="P23"><text:a xlink:type="simple" xlink:href="https://hackmag.com/security/lateral-guide/" text:style-name="Internet_20_link" text:visited-style-name="Visited_20_Internet_20_Link">https://hackmag.com/security/lateral-guide/</text:a></text:p>
      <text:p text:style-name="P23"/>
      <text:h text:style-name="P26" text:outline-level="1"><text:bookmark-start text:name="__RefHeading___Toc3390_3455284213"/>windows link list<text:bookmark-end text:name="__RefHeading___Toc3390_3455284213"/></text:h>
      <text:p text:style-name="P27"><text:a xlink:type="simple" xlink:href="https://medium.com/@zycc2727/active-directory-exploitation-lateral-movement-and-pivoting-7e5b3e2e7352" text:style-name="Internet_20_link" text:visited-style-name="Visited_20_Internet_20_Link">https://medium.com/@zycc2727/active-directory-exploitation-lateral-movement-and-pivoting-7e5b3e2e7352</text:a></text:p>
      <text:p text:style-name="P27"><text:a xlink:type="simple" xlink:href="https://www.cynet.com/attack-techniques-hands-on/lateral-movement-techniques/" text:style-name="Internet_20_link" text:visited-style-name="Visited_20_Internet_20_Link">https://www.cynet.com/attack-techniques-hands-on/lateral-movement-techniques/</text:a></text:p>
      <text:p text:style-name="P27"><text:a xlink:type="simple" xlink:href="https://truefort.com/lateral-movement-techniques/" text:style-name="Internet_20_link" text:visited-style-name="Visited_20_Internet_20_Link">https://truefort.com/lateral-movement-techniques/</text:a></text:p>
      <text:p text:style-name="P27"><text:a xlink:type="simple" xlink:href="https://benheater.com/tryhackme-lateral-movement-pivoting/" text:style-name="Internet_20_link" text:visited-style-name="Visited_20_Internet_20_Link">https://benheater.com/tryhackme-lateral-movement-pivoting/</text:a></text:p>
      <text:p text:style-name="P27"><text:a xlink:type="simple" xlink:href="https://benheater.com/journey-to-oscp/" text:style-name="Internet_20_link" text:visited-style-name="Visited_20_Internet_20_Link">https://benheater.com/journey-to-oscp/</text:a></text:p>
      <text:p text:style-name="P27"><text:a xlink:type="simple" xlink:href="https://benheater.com/free-training-resources-cybersec-and-it/" text:style-name="Internet_20_link" text:visited-style-name="Visited_20_Internet_20_Link">https://benheater.com/free-training-resources-cybersec-and-it/</text:a></text:p>
      <text:p text:style-name="P27"><text:a xlink:type="simple" xlink:href="https://benheater.com/my-ctf-methodology/" text:style-name="Internet_20_link" text:visited-style-name="Visited_20_Internet_20_Link">https://benheater.com/my-ctf-methodology/</text:a></text:p>
      <text:p text:style-name="P27"><text:a xlink:type="simple" xlink:href="https://hackmag.com/security/windows-pivoting/" text:style-name="Internet_20_link" text:visited-style-name="Visited_20_Internet_20_Link">https://hackmag.com/security/windows-pivoting/</text:a></text:p>
      <text:p text:style-name="P27"><text:a xlink:type="simple" xlink:href="https://hackmag.com/security/lateral-guide/" text:style-name="Internet_20_link" text:visited-style-name="Visited_20_Internet_20_Link"><text:soft-page-break/>https://hackmag.com/security/lateral-guide/</text:a></text:p>
      <text:p text:style-name="P27"><text:a xlink:type="simple" xlink:href="https://github.com/hposton/python-for-cybersecurity/blob/main/Part_2/2.1%20Network%20Scanning/PortScan.py" text:style-name="Internet_20_link" text:visited-style-name="Visited_20_Internet_20_Link">https://github.com/hposton/python-for-cybersecurity/blob/main/Part_2/2.1%20Network%20Scanning/PortScan.py</text:a></text:p>
      <text:p text:style-name="P27"><text:a xlink:type="simple" xlink:href="https://www.techtarget.com/searchsecurity/tip/Common-lateral-movement-techniques-and-how-to-prevent-them" text:style-name="Internet_20_link" text:visited-style-name="Visited_20_Internet_20_Link">https://www.techtarget.com/searchsecurity/tip/Common-lateral-movement-techniques-and-how-to-prevent-them</text:a></text:p>
      <text:p text:style-name="P27"><text:a xlink:type="simple" xlink:href="https://learn.microsoft.com/en-us/defender-for-identity/understand-lateral-movement-paths" text:style-name="Internet_20_link" text:visited-style-name="Visited_20_Internet_20_Link">https://learn.microsoft.com/en-us/defender-for-identity/understand-lateral-movement-paths</text:a></text:p>
      <text:p text:style-name="P27"><text:a xlink:type="simple" xlink:href="https://www.offsec.com/metasploit-unleashed/scanner-smb-auxiliary-modules/" text:style-name="Internet_20_link" text:visited-style-name="Visited_20_Internet_20_Link">https://www.offsec.com/metasploit-unleashed/scanner-smb-auxiliary-modules/</text:a></text:p>
      <text:p text:style-name="P27"><text:a xlink:type="simple" xlink:href="https://hackmag.com/security/windows-pivoting/" text:style-name="Internet_20_link" text:visited-style-name="Visited_20_Internet_20_Link">https://hackmag.com/security/windows-pivoting/</text:a></text:p>
      <text:p text:style-name="P27"><text:a xlink:type="simple" xlink:href="https://benheater.com/tryhackme-lateral-movement-pivoting/" text:style-name="Internet_20_link" text:visited-style-name="Visited_20_Internet_20_Link">https://benheater.com/tryhackme-lateral-movement-pivoting/</text:a></text:p>
      <text:p text:style-name="P27"><text:a xlink:type="simple" xlink:href="https://benheater.com/cybersecurity/" text:style-name="Internet_20_link" text:visited-style-name="Visited_20_Internet_20_Link">https://benheater.com/cybersecurity/</text:a></text:p>
      <text:p text:style-name="P27"><text:a xlink:type="simple" xlink:href="https://benheater.com/cybersecurity/" text:style-name="Internet_20_link" text:visited-style-name="Visited_20_Internet_20_Link">https://benheater.com/cybersecurity/</text:a></text:p>
      <text:p text:style-name="P27"/>
      <text:h text:style-name="Heading_20_1" text:outline-level="1"><text:bookmark-start text:name="__RefHeading___Toc472_2957744199"/>Breakout Time<text:bookmark-end text:name="__RefHeading___Toc472_2957744199"/></text:h>
      <text:p text:style-name="P27"><text:a xlink:type="simple" xlink:href="https://www.crowdstrike.com/en-us/cybersecurity-101/cyberattacks/lateral-movement/" text:style-name="Internet_20_link" text:visited-style-name="Visited_20_Internet_20_Link">https://www.crowdstrike.com/en-us/cybersecurity-101/cyberattacks/lateral-movement/</text:a></text:p>
      <text:p text:style-name="Preformatted_20_Text"><text:line-break/><text:span text:style-name="T9">There are three main stages of lateral movement: </text:span></text:p>
      <text:p text:style-name="P28"><text:tab/>- reconnaissance, </text:p>
      <text:p text:style-name="P28"><text:tab/>- credential/privilege gathering, and </text:p>
      <text:p text:style-name="P28"><text:tab/>- gaining access to other computers in the network</text:p>
      <text:p text:style-name="P28"/>
      <text:p text:style-name="P28"/>
      <text:p text:style-name="Preformatted_20_Text"><text:bookmark-start text:name="__RefHeading___Toc474_2957744199"/>Reconnaissance<text:bookmark-end text:name="__RefHeading___Toc474_2957744199"/></text:p>
      <text:p text:style-name="Preformatted_20_Text">During reconnaissance, the attacker observes, explores and maps the network, its users, and devices. This map allows the intruder to understand host naming conventions and network hierarchies, identify operating systems, locate potential payloads and acquire intelligence to make informed moves.</text:p>
      <text:p text:style-name="Preformatted_20_Text">Threat actors deploy a variety of tools to find out where they are located in the network, what they can get access to and what firewalls or other deterrents are in place. An attacker can leverage many external custom tools and open-source tools for port scanning, proxy connections and other techniques, but employing built-in Windows or support tools offer the advantage of being harder to detect.</text:p>
      <text:p text:style-name="Preformatted_20_Text"/>
      <text:p text:style-name="P29">Here are some of the built-in tools that can be used during </text:p>
      <text:p text:style-name="P29"/>
      <text:p text:style-name="P29">reconnaissance:</text:p>
      <text:list text:style-name="L4">
        <text:list-item>
          <text:p text:style-name="P30">Netstat shows the machine’s current network connections. This can be used for identifying critical assets or for gaining knowledge about the network.</text:p>
        </text:list-item>
        <text:list-item>
          <text:p text:style-name="P30">IPConfig/IFConfig provides access to the network configuration and location information.</text:p>
        </text:list-item>
        <text:list-item>
          <text:p text:style-name="P30">ARP cache gives information about the IP address to physical address. This information can be used to target individual machines inside the network.</text:p>
        </text:list-item>
        <text:list-item>
          <text:p text:style-name="P30"><text:soft-page-break/>The Local Routing table displays current communication paths for the connected host.</text:p>
        </text:list-item>
        <text:list-item>
          <text:p text:style-name="P30">PowerShell, a powerful command line and scripting tool, allows quick identification of network systems to which the current user has local admin access.</text:p>
          <text:p text:style-name="P31"/>
        </text:list-item>
      </text:list>
      <text:p text:style-name="Preformatted_20_Text">Once the attacker has identified critical areas to access, the next step is gathering login credentials that will allow entry.</text:p>
      <text:p text:style-name="Preformatted_20_Text">Credential Dumping and Privilege Escalation</text:p>
      <text:p text:style-name="Preformatted_20_Text"><text:span text:style-name="T10">To move through a network, an attacker needs valid login credentials. The term used for illegally obtaining credentials is called </text:span><text:a xlink:type="simple" xlink:href="https://www.crowdstrike.com/blog/adversary-credential-theft/" text:style-name="Internet_20_link" text:visited-style-name="Visited_20_Internet_20_Link"><text:span text:style-name="T11">“credential dumping.”</text:span></text:a><text:span text:style-name="T10">  One way to obtain these credentials  is to trick users into sharing them by using </text:span><text:a xlink:type="simple" xlink:href="https://www.crowdstrike.com/cybersecurity-101/social-engineering-attacks/" text:style-name="Internet_20_link" text:visited-style-name="Visited_20_Internet_20_Link"><text:span text:style-name="T11">social engineering tactics</text:span></text:a><text:span text:style-name="T10"> such as typosquatting and phishing attacks. Other common techniques for stealing credentials include:</text:span></text:p>
      <text:p text:style-name="Preformatted_20_Text"><text:span text:style-name="T10"/></text:p>
      <text:list text:style-name="L5">
        <text:list-item>
          <text:p text:style-name="P32"><text:span text:style-name="T12">Pass the Hash is a method of authenticating without having access to the user’s password. </text:span><text:a xlink:type="simple" xlink:href="https://www.crowdstrike.com/en-us/cybersecurity-101/cyberattacks/pass-the-hash-attack/" text:style-name="Internet_20_link" text:visited-style-name="Visited_20_Internet_20_Link"><text:span text:style-name="T13">This technique</text:span></text:a><text:span text:style-name="T12"> bypasses standard authentication steps by capturing valid password hashes that once authenticated allow the attacker to perform actions on local or remote systems.</text:span></text:p>
        </text:list-item>
        <text:list-item>
          <text:p text:style-name="P33">Pass the Ticket is a way of authenticating using Kerberos tickets. An intruder that has compromised a domain controller can generate a Kerberos “golden ticket” offline that remains valid indefinitely and can be used to impersonate any account, even after a password reset.</text:p>
        </text:list-item>
        <text:list-item>
          <text:p text:style-name="P33">Tools like Mimikatz are used to steal cached plaintext passwords or authentication certificates from the memory of a compromised machine. They can then be used to authenticate to other machines.</text:p>
        </text:list-item>
        <text:list-item>
          <text:p text:style-name="P33">Keylogging tools allow the attacker to capture passwords directly when an unsuspecting user enters them via the keyboard.</text:p>
        </text:list-item>
      </text:list>
      <text:p text:style-name="P34"/>
      <text:h text:style-name="P35" text:outline-level="3"><text:bookmark-start text:name="__RefHeading___Toc476_2957744199"/>Gaining Access<text:bookmark-end text:name="__RefHeading___Toc476_2957744199"/></text:h>
      <text:p text:style-name="Preformatted_20_Text">The process of performing internal reconnaissance and then bypassing security controls to compromise successive hosts can be repeated until the target data has been found and exfiltrated. And, as cyberattacks become more sophisticated, they often contain a strong human element. This is particularly true for lateral movement, when an organization might be faced with moves and countermoves from <text:soft-page-break/>an adversary. But human behavior can be detected — and intercepted — by a robust security solution.</text:p>
      <text:p text:style-name="Preformatted_20_Text"/>
      <text:h text:style-name="Heading_20_1" text:outline-level="1"/>
      <text:p text:style-name="Preformatted_20_Text"><text:line-break/></text:p>
      <text:h text:style-name="P36" text:outline-level="1"><text:bookmark-start text:name="__RefHeading___Toc478_2957744199"/>Preventing Lateral Movement<text:bookmark-end text:name="__RefHeading___Toc478_2957744199"/></text:h>
      <text:p text:style-name="P37"><text:a xlink:type="simple" xlink:href="https://www.crowdstrike.com/en-us/cybersecurity-101/cyberattacks/lateral-movement/" text:style-name="Internet_20_link" text:visited-style-name="Visited_20_Internet_20_Link">https://www.crowdstrike.com/en-us/cybersecurity-101/cyberattacks/lateral-movement/</text:a></text:p>
      <text:list text:style-name="L6">
        <text:list-item>
          <text:p text:style-name="P38">Update Your Endpoint Security Solution</text:p>
        </text:list-item>
        <text:list-item>
          <text:p text:style-name="P38">Proactively Hunt for Advanced Threats</text:p>
        </text:list-item>
        <text:list-item>
          <text:p text:style-name="P38">Maintain Proper IT Hygiene</text:p>
        </text:list-item>
      </text:list>
      <text:p text:style-name="P39"/>
      <text:h text:style-name="Heading_20_1" text:outline-level="1"><text:bookmark-start text:name="__RefHeading___Toc480_2957744199"/>How to Detect and Analyze Lateral Movement Using Windows Event Logs<text:bookmark-end text:name="__RefHeading___Toc480_2957744199"/></text:h>
      <text:p text:style-name="Preformatted_20_Text"><text:a xlink:type="simple" xlink:href="https://karim-ashraf.gitbook.io/karim_ashraf_space/writeups/advanced-log-analysis/how-to-detect-and-analyze-lateral-movement-using-windows-event-logs" text:style-name="Internet_20_link" text:visited-style-name="Visited_20_Internet_20_Link">https://karim-ashraf.gitbook.io/karim_ashraf_space/writeups/advanced-log-analysis/how-to-detect-and-analyze-lateral-movement-using-windows-event-logs</text:a></text:p>
      <text:p text:style-name="Preformatted_20_Text"/>
      <text:p text:style-name="Preformatted_20_Tex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asGrotDisp-65Medium" svg:font-family="HaasGrotDisp-65Medium, helvetica, arial, sans-serif"/>
    <style:font-face style:name="Inter" svg:font-family="Inter, 'Noto Sans JP',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neue-haas-grotesk-display" svg:font-family="neue-haas-grotesk-display,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5:09:59.992423452</meta:creation-date>
    <dc:date>2025-05-09T07:28:16.925279486</dc:date>
    <meta:editing-duration>PT3H33M49S</meta:editing-duration>
    <meta:editing-cycles>13</meta:editing-cycles>
    <meta:generator>LibreOffice/24.8.7.2$Linux_X86_64 LibreOffice_project/f4f281f562fb585d46b0af5755dfe1eb6adc047f</meta:generator>
    <meta:document-statistic meta:table-count="1" meta:image-count="0" meta:object-count="0" meta:page-count="10" meta:paragraph-count="112" meta:word-count="1549" meta:character-count="11460" meta:non-whitespace-character-count="10035"/>
  </office:meta>
</office:document-meta>
</file>